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1.4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ercentile</text:p>
          </table:table-cell>
          <table:table-cell table:style-name="ce1" office:value-type="string" calcext:value-type="string">
            <text:p>Quartile</text:p>
          </table:table-cell>
          <table:table-cell table:style-name="ce1" office:value-type="string" calcext:value-type="string">
            <text:p>IQ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Z-Score</text:p>
          </table:table-cell>
          <table:table-cell table:style-name="ce2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A2]-[.E6])/[.F6]" office:value-type="float" office:value="-1.223671399282" calcext:value-type="float">
            <text:p>-1.22367139928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ERCENTILE([.A2:.A9]; 0.1)" office:value-type="float" office:value="13.5" calcext:value-type="float">
            <text:p>13.5</text:p>
          </table:table-cell>
          <table:table-cell table:number-columns-repeated="4"/>
          <table:table-cell table:formula="of:=([.A3]-[.E6])/[.F6]" office:value-type="float" office:value="-0.661063859382227" calcext:value-type="float">
            <text:p>-0.66106385938222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QUARTILE([.A2:.A9]; 1)" office:value-type="float" office:value="15.75" calcext:value-type="float">
            <text:p>15.75</text:p>
          </table:table-cell>
          <table:table-cell table:number-columns-repeated="3"/>
          <table:table-cell table:formula="of:=([.A4]-[.E6])/[.F6]" office:value-type="float" office:value="-0.548542351402274" calcext:value-type="float">
            <text:p>-0.54854235140227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formula="of:=([.A5]-[.E6])/[.F6]" office:value-type="float" office:value="-0.0984563194824594" calcext:value-type="float">
            <text:p>-0.098456319482459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ERCENTILE([.A2:.A9]; 0.5)" office:value-type="float" office:value="19" calcext:value-type="float">
            <text:p>19</text:p>
          </table:table-cell>
          <table:table-cell table:formula="of:=QUARTILE([.A2:.A9]; 2)" office:value-type="float" office:value="19" calcext:value-type="float">
            <text:p>19</text:p>
          </table:table-cell>
          <table:table-cell table:formula="of:=[.C8]-[.C4]" office:value-type="float" office:value="7.5" calcext:value-type="float">
            <text:p>7.5</text:p>
          </table:table-cell>
          <table:table-cell table:formula="of:=AVERAGE([.A2:.A9])" office:value-type="float" office:value="20.875" calcext:value-type="float">
            <text:p>20.875</text:p>
          </table:table-cell>
          <table:table-cell table:formula="of:=STDEV([.A2:.A9])" office:value-type="float" office:value="8.88718981777383" calcext:value-type="float">
            <text:p>8.88718981777383</text:p>
          </table:table-cell>
          <table:table-cell table:formula="of:=([.A6]-[.E6])/[.F6]" office:value-type="float" office:value="0.126586696477448" calcext:value-type="float">
            <text:p>0.126586696477448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formula="of:=([.A7]-[.E6])/[.F6]" office:value-type="float" office:value="2.03945233213666" calcext:value-type="float">
            <text:p>2.0394523321366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QUARTILE([.A2:.A9]; 3)" office:value-type="float" office:value="23.25" calcext:value-type="float">
            <text:p>23.25</text:p>
          </table:table-cell>
          <table:table-cell table:number-columns-repeated="3"/>
          <table:table-cell table:formula="of:=([.A8]-[.E6])/[.F6]" office:value-type="float" office:value="0.689194236377216" calcext:value-type="float">
            <text:p>0.68919423637721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table:formula="of:=([.A9]-[.E6])/[.F6]" office:value-type="float" office:value="-0.323499335442366" calcext:value-type="float">
            <text:p>-0.32349933544236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2:11:43.692870629</meta:creation-date>
    <meta:generator>LibreOffice/7.3.7.2$Linux_X86_64 LibreOffice_project/30$Build-2</meta:generator>
    <dc:date>2023-02-08T22:39:02.868473945</dc:date>
    <meta:editing-duration>PT5M49S</meta:editing-duration>
    <meta:editing-cycles>1</meta:editing-cycles>
    <meta:document-statistic meta:table-count="1" meta:cell-count="31" meta:object-count="0"/>
  </office:meta>
</office:document-meta>
</file>